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6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2">
          <table:table-cell table:style-name="ce1" office:value-type="string" table:number-columns-spanned="5" table:number-rows-spanned="1">
            <text:p>C.TY TNHH-MTV XỔ SỐ KIẾN THIẾT</text:p>
          </table:table-cell>
          <table:covered-table-cell table:number-columns-repeated="4" table:style-name="ce11"/>
          <table:table-cell table:style-name="ce1" office:value-type="string" table:number-columns-spanned="10" table:number-rows-spanned="1">
            <text:p>BÁO CÁO TRẢ THƯỞNG THEO LÔ TRÚNG</text:p>
          </table:table-cell>
          <table:covered-table-cell table:number-columns-repeated="9"/>
          <table:table-cell table:number-columns-repeated="1009"/>
        </table:table-row>
        <table:table-row table:style-name="ro3">
          <table:table-cell table:style-name="ce1" office:value-type="string" table:number-columns-spanned="5" table:number-rows-spanned="1">
            <text:p>VÀ DVTH BÌNH PHƯỚC</text:p>
          </table:table-cell>
          <table:covered-table-cell table:number-columns-repeated="4" table:style-name="ce11"/>
          <table:table-cell table:style-name="ce17" office:value-type="string" table:number-columns-spanned="10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9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Mã Số</text:p>
          </table:table-cell>
          <table:table-cell table:style-name="ce3" office:value-type="string" table:number-columns-spanned="1" table:number-rows-spanned="3">
            <text:p>Tên giải trúng</text:p>
          </table:table-cell>
          <table:table-cell table:style-name="ce3" office:value-type="string" table:number-columns-spanned="3" table:number-rows-spanned="1">
            <text:p>Số chưa trả đầu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phải trả ps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đã trả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còn phải trả cuối kỳ</text:p>
          </table:table-cell>
          <table:covered-table-cell table:number-columns-repeated="2" table:style-name="ce4"/>
          <table:table-cell table:number-columns-repeated="1009"/>
        </table:table-row>
        <table:table-row table:style-name="ro4">
          <table:covered-table-cell table:number-columns-repeated="3" table:style-name="ce4"/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number-columns-repeated="1009"/>
        </table:table-row>
        <table:table-row table:style-name="ro6">
          <table:covered-table-cell table:number-columns-repeated="3"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for%20each=%22line%20in%20get_menh_gia()%22" xlink:type="simple">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6">
          <table:table-cell table:style-name="ce6" office:value-type="string" table:number-columns-spanned="3" table:number-rows-spanned="1">
            <text:p><text:a xlink:href="python://line.name" xlink:type="simple">menh_gia</text:a></text:p>
          </table:table-cell>
          <table:covered-table-cell table:style-name="ce8"/>
          <table:covered-table-cell table:style-name="ce13"/>
          <table:table-cell table:style-name="ce8" table:number-columns-repeated="12"/>
          <table:table-cell table:number-columns-repeated="1009"/>
        </table:table-row>
        <table:table-row table:style-name="ro6">
          <table:table-cell table:style-name="ce7" office:value-type="float" office:value="2" table:number-columns-spanned="1" table:number-rows-spanned="4">
            <text:p>2</text:p>
          </table:table-cell>
          <table:table-cell table:style-name="ce8"/>
          <table:table-cell table:style-name="ce8" office:value-type="string">
            <text:p>Đầu - 2 số</text:p>
          </table:table-cell>
          <table:table-cell table:style-name="ce15" office:value-type="string">
            <text:p><text:a xlink:href="python://get_chuatra_dauky(line.id,'2_d')['thucte']" xlink:type="simple">thucte</text:a></text:p>
          </table:table-cell>
          <table:table-cell table:style-name="ce15" office:value-type="string">
            <text:p><text:a xlink:href="python://get_chuatra_dauky(line.id,'2_d')['quydoi']" xlink:type="simple">quydoi</text:a></text:p>
          </table:table-cell>
          <table:table-cell table:style-name="ce15" office:value-type="string">
            <text:p><text:a xlink:href="python://get_chuatra_dauky(line.id,'2_d')['giatri']" xlink:type="simple">giatri</text:a></text:p>
          </table:table-cell>
          <table:table-cell table:style-name="ce15" office:value-type="string">
            <text:p><text:a xlink:href="python://get_phaitratrongky(line.id,'2_d')['thucte']" xlink:type="simple">thucte</text:a></text:p>
          </table:table-cell>
          <table:table-cell table:style-name="ce15" office:value-type="string">
            <text:p><text:a xlink:href="python://get_phaitratrongky(line.id,'2_d')['quydoi']" xlink:type="simple">quydoi</text:a></text:p>
          </table:table-cell>
          <table:table-cell table:style-name="ce15" office:value-type="string">
            <text:p><text:a xlink:href="python://get_phaitratrongky(line.id,'2_d')['giatri']" xlink:type="simple">giatri</text:a></text:p>
          </table:table-cell>
          <table:table-cell table:style-name="ce15" office:value-type="string">
            <text:p><text:a xlink:href="python://get_datratrongky(line.id,'2_d')['thucte']" xlink:type="simple">thucte</text:a></text:p>
          </table:table-cell>
          <table:table-cell table:style-name="ce15" office:value-type="string">
            <text:p><text:a xlink:href="python://get_datratrongky(line.id,'2_d')['quydoi']" xlink:type="simple">quydoi</text:a></text:p>
          </table:table-cell>
          <table:table-cell table:style-name="ce15" office:value-type="string">
            <text:p><text:a xlink:href="python://get_datratrongky(line.id,'2_d')['giatri']" xlink:type="simple">giatri</text:a></text:p>
          </table:table-cell>
          <table:table-cell table:style-name="ce15" office:value-type="string">
            <text:p><text:a xlink:href="python://get_conlaicuoiky(line.id,'2_d')['thucte']" xlink:type="simple">thucte</text:a></text:p>
          </table:table-cell>
          <table:table-cell table:style-name="ce15" office:value-type="string">
            <text:p><text:a xlink:href="python://get_conlaicuoiky(line.id,'2_d')['quydoi']" xlink:type="simple">quydoi</text:a></text:p>
          </table:table-cell>
          <table:table-cell table:style-name="ce15" office:value-type="string">
            <text:p><text:a xlink:href="python://get_conlaicuoiky(line.id,'2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2 số</text:p>
          </table:table-cell>
          <table:table-cell table:style-name="ce15" office:value-type="string">
            <text:p><text:a xlink:href="python://get_chuatra_dauky(line.id,'2_c')['thucte']" xlink:type="simple">thucte</text:a></text:p>
          </table:table-cell>
          <table:table-cell table:style-name="ce15" office:value-type="string">
            <text:p><text:a xlink:href="python://get_chuatra_dauky(line.id,'2_c')['quydoi']" xlink:type="simple">quydoi</text:a></text:p>
          </table:table-cell>
          <table:table-cell table:style-name="ce15" office:value-type="string">
            <text:p><text:a xlink:href="python://get_chuatra_dauky(line.id,'2_c')['giatri']" xlink:type="simple">giatri</text:a></text:p>
          </table:table-cell>
          <table:table-cell table:style-name="ce15" office:value-type="string">
            <text:p><text:a xlink:href="python://get_phaitratrongky(line.id,'2_c')['thucte']" xlink:type="simple">thucte</text:a></text:p>
          </table:table-cell>
          <table:table-cell table:style-name="ce15" office:value-type="string">
            <text:p><text:a xlink:href="python://get_phaitratrongky(line.id,'2_c')['quydoi']" xlink:type="simple">quydoi</text:a></text:p>
          </table:table-cell>
          <table:table-cell table:style-name="ce15" office:value-type="string">
            <text:p><text:a xlink:href="python://get_phaitratrongky(line.id,'2_c')['giatri']" xlink:type="simple">giatri</text:a></text:p>
          </table:table-cell>
          <table:table-cell table:style-name="ce15" office:value-type="string">
            <text:p><text:a xlink:href="python://get_datratrongky(line.id,'2_c')['thucte']" xlink:type="simple">thucte</text:a></text:p>
          </table:table-cell>
          <table:table-cell table:style-name="ce15" office:value-type="string">
            <text:p><text:a xlink:href="python://get_datratrongky(line.id,'2_c')['quydoi']" xlink:type="simple">quydoi</text:a></text:p>
          </table:table-cell>
          <table:table-cell table:style-name="ce15" office:value-type="string">
            <text:p><text:a xlink:href="python://get_datratrongky(line.id,'2_c')['giatri']" xlink:type="simple">giatri</text:a></text:p>
          </table:table-cell>
          <table:table-cell table:style-name="ce15" office:value-type="string">
            <text:p><text:a xlink:href="python://get_conlaicuoiky(line.id,'2_c')['thucte']" xlink:type="simple">thucte</text:a></text:p>
          </table:table-cell>
          <table:table-cell table:style-name="ce15" office:value-type="string">
            <text:p><text:a xlink:href="python://get_conlaicuoiky(line.id,'2_c')['quydoi']" xlink:type="simple">quydoi</text:a></text:p>
          </table:table-cell>
          <table:table-cell table:style-name="ce15" office:value-type="string">
            <text:p><text:a xlink:href="python://get_conlaicuoiky(line.id,'2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2 số</text:p>
          </table:table-cell>
          <table:table-cell table:style-name="ce15" office:value-type="string">
            <text:p><text:a xlink:href="python://get_chuatra_dauky(line.id,'2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2_dc')['giatri']" xlink:type="simple">giatri</text:a></text:p>
          </table:table-cell>
          <table:table-cell table:style-name="ce15" office:value-type="string">
            <text:p><text:a xlink:href="python://get_phaitratrongky(line.id,'2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2_dc')['giatri']" xlink:type="simple">giatri</text:a></text:p>
          </table:table-cell>
          <table:table-cell table:style-name="ce15" office:value-type="string">
            <text:p><text:a xlink:href="python://get_datratrongky(line.id,'2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2_dc')['giatri']" xlink:type="simple">giatri</text:a></text:p>
          </table:table-cell>
          <table:table-cell table:style-name="ce15" office:value-type="string">
            <text:p><text:a xlink:href="python://get_conlaicuoiky(line.id,'2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2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8lô - 2 số</text:p>
          </table:table-cell>
          <table:table-cell table:style-name="ce15" office:value-type="string">
            <text:p><text:a xlink:href="python://get_chuatra_dauky(line.id,'2_18')['thucte']" xlink:type="simple">thucte</text:a></text:p>
          </table:table-cell>
          <table:table-cell table:style-name="ce15" office:value-type="string">
            <text:p><text:a xlink:href="python://get_chuatra_dauky(line.id,'2_18')['quydoi']" xlink:type="simple">quydoi</text:a></text:p>
          </table:table-cell>
          <table:table-cell table:style-name="ce15" office:value-type="string">
            <text:p><text:a xlink:href="python://get_chuatra_dauky(line.id,'2_18')['giatri']" xlink:type="simple">giatri</text:a></text:p>
          </table:table-cell>
          <table:table-cell table:style-name="ce15" office:value-type="string">
            <text:p><text:a xlink:href="python://get_phaitratrongky(line.id,'2_18')['thucte']" xlink:type="simple">thucte</text:a></text:p>
          </table:table-cell>
          <table:table-cell table:style-name="ce15" office:value-type="string">
            <text:p><text:a xlink:href="python://get_phaitratrongky(line.id,'2_18')['quydoi']" xlink:type="simple">quydoi</text:a></text:p>
          </table:table-cell>
          <table:table-cell table:style-name="ce15" office:value-type="string">
            <text:p><text:a xlink:href="python://get_phaitratrongky(line.id,'2_18')['giatri']" xlink:type="simple">giatri</text:a></text:p>
          </table:table-cell>
          <table:table-cell table:style-name="ce15" office:value-type="string">
            <text:p><text:a xlink:href="python://get_datratrongky(line.id,'2_18')['thucte']" xlink:type="simple">thucte</text:a></text:p>
          </table:table-cell>
          <table:table-cell table:style-name="ce15" office:value-type="string">
            <text:p><text:a xlink:href="python://get_datratrongky(line.id,'2_18')['quydoi']" xlink:type="simple">quydoi</text:a></text:p>
          </table:table-cell>
          <table:table-cell table:style-name="ce15" office:value-type="string">
            <text:p><text:a xlink:href="python://get_datratrongky(line.id,'2_18')['giatri']" xlink:type="simple">giatri</text:a></text:p>
          </table:table-cell>
          <table:table-cell table:style-name="ce15" office:value-type="string">
            <text:p><text:a xlink:href="python://get_conlaicuoiky(line.id,'2_18')['thucte']" xlink:type="simple">thucte</text:a></text:p>
          </table:table-cell>
          <table:table-cell table:style-name="ce15" office:value-type="string">
            <text:p><text:a xlink:href="python://get_conlaicuoiky(line.id,'2_18')['quydoi']" xlink:type="simple">quydoi</text:a></text:p>
          </table:table-cell>
          <table:table-cell table:style-name="ce15" office:value-type="string">
            <text:p><text:a xlink:href="python://get_conlaicuoiky(line.id,'2_18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7" office:value-type="float" office:value="3" table:number-columns-spanned="1" table:number-rows-spanned="5">
            <text:p>3</text:p>
          </table:table-cell>
          <table:table-cell table:style-name="ce8"/>
          <table:table-cell table:style-name="ce8" office:value-type="string">
            <text:p>Đầu - 3 số</text:p>
          </table:table-cell>
          <table:table-cell table:style-name="ce15" office:value-type="string">
            <text:p><text:a xlink:href="python://get_chuatra_dauky(line.id,'3_d')['thucte']" xlink:type="simple">thucte</text:a></text:p>
          </table:table-cell>
          <table:table-cell table:style-name="ce15" office:value-type="string">
            <text:p><text:a xlink:href="python://get_chuatra_dauky(line.id,'3_d')['quydoi']" xlink:type="simple">quydoi</text:a></text:p>
          </table:table-cell>
          <table:table-cell table:style-name="ce15" office:value-type="string">
            <text:p><text:a xlink:href="python://get_chuatra_dauky(line.id,'3_d')['giatri']" xlink:type="simple">giatri</text:a></text:p>
          </table:table-cell>
          <table:table-cell table:style-name="ce15" office:value-type="string">
            <text:p><text:a xlink:href="python://get_phaitratrongky(line.id,'3_d')['thucte']" xlink:type="simple">thucte</text:a></text:p>
          </table:table-cell>
          <table:table-cell table:style-name="ce15" office:value-type="string">
            <text:p><text:a xlink:href="python://get_phaitratrongky(line.id,'3_d')['quydoi']" xlink:type="simple">quydoi</text:a></text:p>
          </table:table-cell>
          <table:table-cell table:style-name="ce15" office:value-type="string">
            <text:p><text:a xlink:href="python://get_phaitratrongky(line.id,'3_d')['giatri']" xlink:type="simple">giatri</text:a></text:p>
          </table:table-cell>
          <table:table-cell table:style-name="ce15" office:value-type="string">
            <text:p><text:a xlink:href="python://get_datratrongky(line.id,'3_d')['thucte']" xlink:type="simple">thucte</text:a></text:p>
          </table:table-cell>
          <table:table-cell table:style-name="ce15" office:value-type="string">
            <text:p><text:a xlink:href="python://get_datratrongky(line.id,'3_d')['quydoi']" xlink:type="simple">quydoi</text:a></text:p>
          </table:table-cell>
          <table:table-cell table:style-name="ce15" office:value-type="string">
            <text:p><text:a xlink:href="python://get_datratrongky(line.id,'3_d')['giatri']" xlink:type="simple">giatri</text:a></text:p>
          </table:table-cell>
          <table:table-cell table:style-name="ce15" office:value-type="string">
            <text:p><text:a xlink:href="python://get_conlaicuoiky(line.id,'3_d')['thucte']" xlink:type="simple">thucte</text:a></text:p>
          </table:table-cell>
          <table:table-cell table:style-name="ce15" office:value-type="string">
            <text:p><text:a xlink:href="python://get_conlaicuoiky(line.id,'3_d')['quydoi']" xlink:type="simple">quydoi</text:a></text:p>
          </table:table-cell>
          <table:table-cell table:style-name="ce15" office:value-type="string">
            <text:p><text:a xlink:href="python://get_conlaicuoiky(line.id,'3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3 số</text:p>
          </table:table-cell>
          <table:table-cell table:style-name="ce15" office:value-type="string">
            <text:p><text:a xlink:href="python://get_chuatra_dauky(line.id,'3_c')['thucte']" xlink:type="simple">thucte</text:a></text:p>
          </table:table-cell>
          <table:table-cell table:style-name="ce15" office:value-type="string">
            <text:p><text:a xlink:href="python://get_chuatra_dauky(line.id,'3_c')['quydoi']" xlink:type="simple">quydoi</text:a></text:p>
          </table:table-cell>
          <table:table-cell table:style-name="ce15" office:value-type="string">
            <text:p><text:a xlink:href="python://get_chuatra_dauky(line.id,'3_c')['giatri']" xlink:type="simple">giatri</text:a></text:p>
          </table:table-cell>
          <table:table-cell table:style-name="ce15" office:value-type="string">
            <text:p><text:a xlink:href="python://get_phaitratrongky(line.id,'3_c')['thucte']" xlink:type="simple">thucte</text:a></text:p>
          </table:table-cell>
          <table:table-cell table:style-name="ce15" office:value-type="string">
            <text:p><text:a xlink:href="python://get_phaitratrongky(line.id,'3_c')['quydoi']" xlink:type="simple">quydoi</text:a></text:p>
          </table:table-cell>
          <table:table-cell table:style-name="ce15" office:value-type="string">
            <text:p><text:a xlink:href="python://get_phaitratrongky(line.id,'3_c')['giatri']" xlink:type="simple">giatri</text:a></text:p>
          </table:table-cell>
          <table:table-cell table:style-name="ce15" office:value-type="string">
            <text:p><text:a xlink:href="python://get_datratrongky(line.id,'3_c')['thucte']" xlink:type="simple">thucte</text:a></text:p>
          </table:table-cell>
          <table:table-cell table:style-name="ce15" office:value-type="string">
            <text:p><text:a xlink:href="python://get_datratrongky(line.id,'3_c')['quydoi']" xlink:type="simple">quydoi</text:a></text:p>
          </table:table-cell>
          <table:table-cell table:style-name="ce15" office:value-type="string">
            <text:p><text:a xlink:href="python://get_datratrongky(line.id,'3_c')['giatri']" xlink:type="simple">giatri</text:a></text:p>
          </table:table-cell>
          <table:table-cell table:style-name="ce15" office:value-type="string">
            <text:p><text:a xlink:href="python://get_conlaicuoiky(line.id,'3_c')['thucte']" xlink:type="simple">thucte</text:a></text:p>
          </table:table-cell>
          <table:table-cell table:style-name="ce15" office:value-type="string">
            <text:p><text:a xlink:href="python://get_conlaicuoiky(line.id,'3_c')['quydoi']" xlink:type="simple">quydoi</text:a></text:p>
          </table:table-cell>
          <table:table-cell table:style-name="ce15" office:value-type="string">
            <text:p><text:a xlink:href="python://get_conlaicuoiky(line.id,'3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3 số</text:p>
          </table:table-cell>
          <table:table-cell table:style-name="ce15" office:value-type="string">
            <text:p><text:a xlink:href="python://get_chuatra_dauky(line.id,'3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3_dc')['giatri']" xlink:type="simple">giatri</text:a></text:p>
          </table:table-cell>
          <table:table-cell table:style-name="ce15" office:value-type="string">
            <text:p><text:a xlink:href="python://get_phaitratrongky(line.id,'3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3_dc')['giatri']" xlink:type="simple">giatri</text:a></text:p>
          </table:table-cell>
          <table:table-cell table:style-name="ce15" office:value-type="string">
            <text:p><text:a xlink:href="python://get_datratrongky(line.id,'3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3_dc')['giatri']" xlink:type="simple">giatri</text:a></text:p>
          </table:table-cell>
          <table:table-cell table:style-name="ce15" office:value-type="string">
            <text:p><text:a xlink:href="python://get_conlaicuoiky(line.id,'3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3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7lô - 3 số</text:p>
          </table:table-cell>
          <table:table-cell table:style-name="ce15" office:value-type="string">
            <text:p><text:a xlink:href="python://get_chuatra_dauky(line.id,'3_7')['thucte']" xlink:type="simple">thucte</text:a></text:p>
          </table:table-cell>
          <table:table-cell table:style-name="ce15" office:value-type="string">
            <text:p><text:a xlink:href="python://get_chuatra_dauky(line.id,'3_7')['quydoi']" xlink:type="simple">quydoi</text:a></text:p>
          </table:table-cell>
          <table:table-cell table:style-name="ce15" office:value-type="string">
            <text:p><text:a xlink:href="python://get_chuatra_dauky(line.id,'3_7')['giatri']" xlink:type="simple">giatri</text:a></text:p>
          </table:table-cell>
          <table:table-cell table:style-name="ce15" office:value-type="string">
            <text:p><text:a xlink:href="python://get_phaitratrongky(line.id,'3_7')['thucte']" xlink:type="simple">thucte</text:a></text:p>
          </table:table-cell>
          <table:table-cell table:style-name="ce15" office:value-type="string">
            <text:p><text:a xlink:href="python://get_phaitratrongky(line.id,'3_7')['quydoi']" xlink:type="simple">quydoi</text:a></text:p>
          </table:table-cell>
          <table:table-cell table:style-name="ce15" office:value-type="string">
            <text:p><text:a xlink:href="python://get_phaitratrongky(line.id,'3_7')['giatri']" xlink:type="simple">giatri</text:a></text:p>
          </table:table-cell>
          <table:table-cell table:style-name="ce15" office:value-type="string">
            <text:p><text:a xlink:href="python://get_datratrongky(line.id,'3_7')['thucte']" xlink:type="simple">thucte</text:a></text:p>
          </table:table-cell>
          <table:table-cell table:style-name="ce15" office:value-type="string">
            <text:p><text:a xlink:href="python://get_datratrongky(line.id,'3_7')['quydoi']" xlink:type="simple">quydoi</text:a></text:p>
          </table:table-cell>
          <table:table-cell table:style-name="ce15" office:value-type="string">
            <text:p><text:a xlink:href="python://get_datratrongky(line.id,'3_7')['giatri']" xlink:type="simple">giatri</text:a></text:p>
          </table:table-cell>
          <table:table-cell table:style-name="ce15" office:value-type="string">
            <text:p><text:a xlink:href="python://get_conlaicuoiky(line.id,'3_7')['thucte']" xlink:type="simple">thucte</text:a></text:p>
          </table:table-cell>
          <table:table-cell table:style-name="ce15" office:value-type="string">
            <text:p><text:a xlink:href="python://get_conlaicuoiky(line.id,'3_7')['quydoi']" xlink:type="simple">quydoi</text:a></text:p>
          </table:table-cell>
          <table:table-cell table:style-name="ce15" office:value-type="string">
            <text:p><text:a xlink:href="python://get_conlaicuoiky(line.id,'3_7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7 lô - 3 số</text:p>
          </table:table-cell>
          <table:table-cell table:style-name="ce15" office:value-type="string">
            <text:p><text:a xlink:href="python://get_chuatra_dauky(line.id,'3_17')['thucte']" xlink:type="simple">thucte</text:a></text:p>
          </table:table-cell>
          <table:table-cell table:style-name="ce15" office:value-type="string">
            <text:p><text:a xlink:href="python://get_chuatra_dauky(line.id,'3_17')['quydoi']" xlink:type="simple">quydoi</text:a></text:p>
          </table:table-cell>
          <table:table-cell table:style-name="ce15" office:value-type="string">
            <text:p><text:a xlink:href="python://get_chuatra_dauky(line.id,'3_17')['giatri']" xlink:type="simple">giatri</text:a></text:p>
          </table:table-cell>
          <table:table-cell table:style-name="ce15" office:value-type="string">
            <text:p><text:a xlink:href="python://get_phaitratrongky(line.id,'3_17')['thucte']" xlink:type="simple">thucte</text:a></text:p>
          </table:table-cell>
          <table:table-cell table:style-name="ce15" office:value-type="string">
            <text:p><text:a xlink:href="python://get_phaitratrongky(line.id,'3_17')['quydoi']" xlink:type="simple">quydoi</text:a></text:p>
          </table:table-cell>
          <table:table-cell table:style-name="ce15" office:value-type="string">
            <text:p><text:a xlink:href="python://get_phaitratrongky(line.id,'3_17')['giatri']" xlink:type="simple">giatri</text:a></text:p>
          </table:table-cell>
          <table:table-cell table:style-name="ce15" office:value-type="string">
            <text:p><text:a xlink:href="python://get_datratrongky(line.id,'3_17')['thucte']" xlink:type="simple">thucte</text:a></text:p>
          </table:table-cell>
          <table:table-cell table:style-name="ce15" office:value-type="string">
            <text:p><text:a xlink:href="python://get_datratrongky(line.id,'3_17')['quydoi']" xlink:type="simple">quydoi</text:a></text:p>
          </table:table-cell>
          <table:table-cell table:style-name="ce15" office:value-type="string">
            <text:p><text:a xlink:href="python://get_datratrongky(line.id,'3_17')['giatri']" xlink:type="simple">giatri</text:a></text:p>
          </table:table-cell>
          <table:table-cell table:style-name="ce15" office:value-type="string">
            <text:p><text:a xlink:href="python://get_conlaicuoiky(line.id,'3_17')['thucte']" xlink:type="simple">thucte</text:a></text:p>
          </table:table-cell>
          <table:table-cell table:style-name="ce15" office:value-type="string">
            <text:p><text:a xlink:href="python://get_conlaicuoiky(line.id,'3_17')['quydoi']" xlink:type="simple">quydoi</text:a></text:p>
          </table:table-cell>
          <table:table-cell table:style-name="ce15" office:value-type="string">
            <text:p><text:a xlink:href="python://get_conlaicuoiky(line.id,'3_17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8"/>
          <table:table-cell table:style-name="ce8" office:value-type="string">
            <text:p>16 lô - 4 số</text:p>
          </table:table-cell>
          <table:table-cell table:style-name="ce15" office:value-type="string">
            <text:p><text:a xlink:href="python://get_chuatra_dauky(line.id,'4_16')['thucte']" xlink:type="simple">thucte</text:a></text:p>
          </table:table-cell>
          <table:table-cell table:style-name="ce15" office:value-type="string">
            <text:p><text:a xlink:href="python://get_chuatra_dauky(line.id,'4_16')['quydoi']" xlink:type="simple">quydoi</text:a></text:p>
          </table:table-cell>
          <table:table-cell table:style-name="ce15" office:value-type="string">
            <text:p><text:a xlink:href="python://get_chuatra_dauky(line.id,'4_16')['giatri']" xlink:type="simple">giatri</text:a></text:p>
          </table:table-cell>
          <table:table-cell table:style-name="ce15" office:value-type="string">
            <text:p><text:a xlink:href="python://get_phaitratrongky(line.id,'4_16')['thucte']" xlink:type="simple">thucte</text:a></text:p>
          </table:table-cell>
          <table:table-cell table:style-name="ce15" office:value-type="string">
            <text:p><text:a xlink:href="python://get_phaitratrongky(line.id,'4_16')['quydoi']" xlink:type="simple">quydoi</text:a></text:p>
          </table:table-cell>
          <table:table-cell table:style-name="ce15" office:value-type="string">
            <text:p><text:a xlink:href="python://get_phaitratrongky(line.id,'4_16')['giatri']" xlink:type="simple">giatri</text:a></text:p>
          </table:table-cell>
          <table:table-cell table:style-name="ce15" office:value-type="string">
            <text:p><text:a xlink:href="python://get_datratrongky(line.id,'4_16')['thucte']" xlink:type="simple">thucte</text:a></text:p>
          </table:table-cell>
          <table:table-cell table:style-name="ce15" office:value-type="string">
            <text:p><text:a xlink:href="python://get_datratrongky(line.id,'4_16')['quydoi']" xlink:type="simple">quydoi</text:a></text:p>
          </table:table-cell>
          <table:table-cell table:style-name="ce15" office:value-type="string">
            <text:p><text:a xlink:href="python://get_datratrongky(line.id,'4_16')['giatri']" xlink:type="simple">giatri</text:a></text:p>
          </table:table-cell>
          <table:table-cell table:style-name="ce15" office:value-type="string">
            <text:p><text:a xlink:href="python://get_conlaicuoiky(line.id,'4_16')['thucte']" xlink:type="simple">thucte</text:a></text:p>
          </table:table-cell>
          <table:table-cell table:style-name="ce15" office:value-type="string">
            <text:p><text:a xlink:href="python://get_conlaicuoiky(line.id,'4_16')['quydoi']" xlink:type="simple">quydoi</text:a></text:p>
          </table:table-cell>
          <table:table-cell table:style-name="ce15" office:value-type="string">
            <text:p><text:a xlink:href="python://get_conlaicuoiky(line.id,'4_16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congchuatradauky(line.id)['thucte']" xlink:type="simple">thucte</text:a></text:p>
          </table:table-cell>
          <table:table-cell table:style-name="ce16" office:value-type="string">
            <text:p><text:a xlink:href="python://get_congchuatradauky(line.id)['quydoi']" xlink:type="simple">quydoi</text:a></text:p>
          </table:table-cell>
          <table:table-cell table:style-name="ce16" office:value-type="string">
            <text:p><text:a xlink:href="python://get_congchuatradauky(line.id)['giatri']" xlink:type="simple">giatri</text:a></text:p>
          </table:table-cell>
          <table:table-cell table:style-name="ce16" office:value-type="string">
            <text:p><text:a xlink:href="python://get_congphaitratrongky(line.id)['thucte']" xlink:type="simple">thucte</text:a></text:p>
          </table:table-cell>
          <table:table-cell table:style-name="ce16" office:value-type="string">
            <text:p><text:a xlink:href="python://get_congphaitratrongky(line.id)['quydoi']" xlink:type="simple">quydoi</text:a></text:p>
          </table:table-cell>
          <table:table-cell table:style-name="ce16" office:value-type="string">
            <text:p><text:a xlink:href="python://get_congphaitratrongky(line.id)['giatri']" xlink:type="simple">giatri</text:a></text:p>
          </table:table-cell>
          <table:table-cell table:style-name="ce16" office:value-type="string">
            <text:p><text:a xlink:href="python://get_congdatratrongky(line.id)['thucte']" xlink:type="simple">thucte</text:a></text:p>
          </table:table-cell>
          <table:table-cell table:style-name="ce16" office:value-type="string">
            <text:p><text:a xlink:href="python://get_congdatratrongky(line.id)['quydoi']" xlink:type="simple">quydoi</text:a></text:p>
          </table:table-cell>
          <table:table-cell table:style-name="ce16" office:value-type="string">
            <text:p><text:a xlink:href="python://get_congdatratrongky(line.id)['giatri']" xlink:type="simple">giatri</text:a></text:p>
          </table:table-cell>
          <table:table-cell table:style-name="ce16" office:value-type="string">
            <text:p><text:a xlink:href="python://get_congconlaicuoiky(line.id)['thucte']" xlink:type="simple">thucte</text:a></text:p>
          </table:table-cell>
          <table:table-cell table:style-name="ce16" office:value-type="string">
            <text:p><text:a xlink:href="python://get_congconlaicuoiky(line.id)['quydoi']" xlink:type="simple">quydoi</text:a></text:p>
          </table:table-cell>
          <table:table-cell table:style-name="ce16" office:value-type="string">
            <text:p><text:a xlink:href="python://get_congconlaicuoiky(line.id)['giatri']" xlink:type="simple">giatri</text:a></text:p>
          </table:table-cell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Tổng 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tongcongchuatradauky()['thucte']" xlink:type="simple">thucte</text:a></text:p>
          </table:table-cell>
          <table:table-cell table:style-name="ce16" office:value-type="string">
            <text:p><text:a xlink:href="python://get_tongcongchuatradauky()['quydoi']" xlink:type="simple">quydoi</text:a></text:p>
          </table:table-cell>
          <table:table-cell table:style-name="ce16" office:value-type="string">
            <text:p><text:a xlink:href="python://get_tongcongchuatradauky()['giatri']" xlink:type="simple">giatri</text:a></text:p>
          </table:table-cell>
          <table:table-cell table:style-name="ce16" office:value-type="string">
            <text:p><text:a xlink:href="python://get_tongcongphaitratrongky()['thucte']" xlink:type="simple">thucte</text:a></text:p>
          </table:table-cell>
          <table:table-cell table:style-name="ce16" office:value-type="string">
            <text:p><text:a xlink:href="python://get_tongcongphaitratrongky()['quydoi']" xlink:type="simple">quydoi</text:a></text:p>
          </table:table-cell>
          <table:table-cell table:style-name="ce16" office:value-type="string">
            <text:p><text:a xlink:href="python://get_tongcongphaitratrongky()['giatri']" xlink:type="simple">giatri</text:a></text:p>
          </table:table-cell>
          <table:table-cell table:style-name="ce16" office:value-type="string">
            <text:p><text:a xlink:href="python://get_tongcongdatratrongky()['thucte']" xlink:type="simple">thucte</text:a></text:p>
          </table:table-cell>
          <table:table-cell table:style-name="ce16" office:value-type="string">
            <text:p><text:a xlink:href="python://get_tongcongdatratrongky()['quydoi']" xlink:type="simple">quydoi</text:a></text:p>
          </table:table-cell>
          <table:table-cell table:style-name="ce16" office:value-type="string">
            <text:p><text:a xlink:href="python://get_tongcongdatratrongky()['giatri']" xlink:type="simple">giatri</text:a></text:p>
          </table:table-cell>
          <table:table-cell table:style-name="ce16" office:value-type="string">
            <text:p><text:a xlink:href="python://get_tongcongconlaicuoiky()['thucte']" xlink:type="simple">thucte</text:a></text:p>
          </table:table-cell>
          <table:table-cell table:style-name="ce16" office:value-type="string">
            <text:p><text:a xlink:href="python://get_tongcongconlaicuoiky()['quydoi']" xlink:type="simple">quydoi</text:a></text:p>
          </table:table-cell>
          <table:table-cell table:style-name="ce16" office:value-type="string">
            <text:p><text:a xlink:href="python://get_tongcongconlaicuoiky()['giatri']" xlink:type="simple">giatri</text:a></text:p>
          </table:table-cell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C9:Sheet1.O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3:59:59</meta:creation-date>
    <dc:date>2015-06-05T16:41:37</dc:date>
    <dc:creator>phung11764 </dc:creator>
    <meta:editing-duration>PT2H24M19S</meta:editing-duration>
    <meta:editing-cycles>142</meta:editing-cycles>
    <meta:generator>LibreOffice/3.5$Linux_X86_64 LibreOffice_project/350m1$Build-2</meta:generator>
    <meta:document-statistic meta:table-count="3" meta:cell-count="189" meta:object-count="0"/>
  </office:meta>
</office:document-meta>
</file>